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>
            <text:p>Home</text:p>
          </table:table-cell>
          <table:table-cell table:number-columns-repeated="7"/>
        </table:table-row>
        <table:table-row table:style-name="ro2">
          <table:table-cell office:value-type="string">
            <text:p>Home</text:p>
          </table:table-cell>
          <table:table-cell office:value-type="string">
            <text:p>Apartment Living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Apartment Living</text:p>
          </table:table-cell>
          <table:table-cell office:value-type="string">
            <text:p>Roommate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Governmental Help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Governmental Help</text:p>
          </table:table-cell>
          <table:table-cell office:value-type="string">
            <text:p>Australi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Governmental Help</text:p>
          </table:table-cell>
          <table:table-cell office:value-type="string">
            <text:p>New Zealand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Governmental Help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Governmental Help</text:p>
          </table:table-cell>
          <table:table-cell office:value-type="string">
            <text:p>United States</text:p>
          </table:table-cell>
          <table:table-cell office:value-type="string">
            <text:p>Stat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Junk Mail and Telemarketing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Junk Mail and Telemarketing</text:p>
          </table:table-cell>
          <table:table-cell office:value-type="string">
            <text:p>Do Not Call List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Junk Mail and Telemarketing</text:p>
          </table:table-cell>
          <table:table-cell office:value-type="string">
            <text:p>Products and Servic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Lost Property Recover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dvocacy and Protection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Air Condition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Barbecues and Grill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Blend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Bread Machin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Can Open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Carpet Clean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Coffe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Cooktop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Deep Fry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Dehydrato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Dishwash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Dry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Food Processo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Heating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Heating</text:p>
          </table:table-cell>
          <table:table-cell office:value-type="string">
            <text:p>Energy Saving Tip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Heating</text:p>
          </table:table-cell>
          <table:table-cell office:value-type="string">
            <text:p>Floor Heating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Heating</text:p>
          </table:table-cell>
          <table:table-cell office:value-type="string">
            <text:p>Furnac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Heating</text:p>
          </table:table-cell>
          <table:table-cell office:value-type="string">
            <text:p>Home Heating System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Ice Cream Mak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Ir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Juic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Microwave Ove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Mix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Ove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Ozone Generato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Pasta Mak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Popcorn Popp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Pressure Cook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Range Hood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Rang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Refrigerators and Freez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Rotisseries and Roast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Sandwich Mak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Scal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Sewing Machin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Slow Cook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Steamers and Rice Cook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Teakettl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Toasters and Toaster Ove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Vacuum Clean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Waffle Ir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Washing Machin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ppliances</text:p>
          </table:table-cell>
          <table:table-cell office:value-type="string">
            <text:p>Water Filt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rts and Entertainment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rts and Entertainment</text:p>
          </table:table-cell>
          <table:table-cell office:value-type="string">
            <text:p>DVD Rental Compani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rts and Entertainment</text:p>
          </table:table-cell>
          <table:table-cell office:value-type="string">
            <text:p>DVD Rental Companies</text:p>
          </table:table-cell>
          <table:table-cell office:value-type="string">
            <text:p>Netflix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rts and Entertainment</text:p>
          </table:table-cell>
          <table:table-cell office:value-type="string">
            <text:p>DVD Rental Companies</text:p>
          </table:table-cell>
          <table:table-cell office:value-type="string">
            <text:p>Netflix</text:p>
          </table:table-cell>
          <table:table-cell office:value-type="string">
            <text:p>Announcement of Eliminating Account Profil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rts and Entertainment</text:p>
          </table:table-cell>
          <table:table-cell office:value-type="string">
            <text:p>Music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ction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ctions</text:p>
          </table:table-cell>
          <table:table-cell office:value-type="string">
            <text:p>eBa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ctions</text:p>
          </table:table-cell>
          <table:table-cell office:value-type="string">
            <text:p>eBay</text:p>
          </table:table-cell>
          <table:table-cell office:value-type="string">
            <text:p>Tool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ctions</text:p>
          </table:table-cell>
          <table:table-cell office:value-type="string">
            <text:p>Guid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Acur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BMW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Chevrolet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Chrysler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Dealership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Dodge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Ford Motor Company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General Motor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Jeep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Ki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Mercedes-Benz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Mitsubishi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Oldsmobile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Satur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omplaints</text:p>
          </table:table-cell>
          <table:table-cell office:value-type="string">
            <text:p>Volkswage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Crash Test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Advocacy and Protection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Fuel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Fuels</text:p>
          </table:table-cell>
          <table:table-cell office:value-type="string">
            <text:p>Price Comparison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uyer Guid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Compacts and Sub-Compact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Convertibl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Family Sedan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Luxury Car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Midsize Car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Minivan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Pickup Truck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Sports Car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Sport Utility Vehicl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Station Wagon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Class</text:p>
          </table:table-cell>
          <table:table-cell office:value-type="string">
            <text:p>Van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cur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cura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cura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M General Humm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M General Hummer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ston Marti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ud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udi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Audi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entle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MW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MW</text:p>
          </table:table-cell>
          <table:table-cell office:value-type="string">
            <text:p>New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MW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uick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ui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Buick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adillac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adillac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adillac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hevrole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hevrolet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hevrolet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hrysl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hrysler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Chrysler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Daewo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Daewoo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Daewoo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Dodg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Dodge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Dodge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Ferrar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For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Fo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Ford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GMC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Hon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Honda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Honda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Hyunda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Hyundai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Hyundai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Infinit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Infiniti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Infiniti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Isuzu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Isuzu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Isuzu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Jagua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Jaguar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Jaguar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Jeep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Jeep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Jeep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K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Kia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Kia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amborghini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and Rov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exu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exus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exus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incol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incoln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incoln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Lotu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az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azda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azda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ercedes-Benz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ercedes-Benz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ercedes-Benz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ercury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ercury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itsubishi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itsubishi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Mitsubishi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Niss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Nissan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Nissan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Oldsmobil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Oldsmobile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Oldsmobile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lymout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lymouth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lymouth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ontiac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ontiac</text:p>
          </table:table-cell>
          <table:table-cell office:value-type="string">
            <text:p>New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ontiac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orsch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orsche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Porsche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Rolls Royc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aab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aab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aab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atur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aturn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aturn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c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mar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ubaru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ubaru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ubaru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uzuk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uzuki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Suzuki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Tesl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Toyot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Toyota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Toyota</text:p>
          </table:table-cell>
          <table:table-cell office:value-type="string">
            <text:p>Used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Volkswage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Volkswagen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Volkswagen</text:p>
          </table:table-cell>
          <table:table-cell office:value-type="string">
            <text:p>Use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Make</text:p>
          </table:table-cell>
          <table:table-cell office:value-type="string">
            <text:p>Volv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By Regi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Leas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Ne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New</text:p>
          </table:table-cell>
          <table:table-cell office:value-type="string">
            <text:p>Price Guid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Parts and Accessori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Parts and Accessories</text:p>
          </table:table-cell>
          <table:table-cell office:value-type="string">
            <text:p>Detailing Suppli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Parts and Accessories</text:p>
          </table:table-cell>
          <table:table-cell office:value-type="string">
            <text:p>Racks and Carri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Parts and Accessories</text:p>
          </table:table-cell>
          <table:table-cell office:value-type="string">
            <text:p>Radar Detecto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Purchasing</text:p>
          </table:table-cell>
          <table:table-cell office:value-type="string">
            <text:p>Us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Recal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Automobiles</text:p>
          </table:table-cell>
          <table:table-cell office:value-type="string">
            <text:p>Theft Prevent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lothing and Accessori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lothing and Accessories</text:p>
          </table:table-cell>
          <table:table-cell office:value-type="string">
            <text:p>Clothing Ca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lothing and Accessories</text:p>
          </table:table-cell>
          <table:table-cell office:value-type="string">
            <text:p>Footwea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lothing and Accessories</text:p>
          </table:table-cell>
          <table:table-cell office:value-type="string">
            <text:p>Men'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lothing and Accessories</text:p>
          </table:table-cell>
          <table:table-cell office:value-type="string">
            <text:p>Shopping Advic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lothing and Accessories</text:p>
          </table:table-cell>
          <table:table-cell office:value-type="string">
            <text:p>Undergarm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Airl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Nylabon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PayP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Priceline.com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Toys 'R' U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United Parcel Servic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Wal-Mart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laints</text:p>
          </table:table-cell>
          <table:table-cell office:value-type="string">
            <text:p>Wells Farg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Handhel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Home Network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Input Devic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Laptop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Monito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C Desktop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eriphera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eripherals</text:p>
          </table:table-cell>
          <table:table-cell office:value-type="string">
            <text:p>Speak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office:value-type="string">
            <text:p>Ink Jet Print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office:value-type="string">
            <text:p>Laser Print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office:value-type="string">
            <text:p>Multifunction Print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office:value-type="string">
            <text:p>Pap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office:value-type="string">
            <text:p>Photo Print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Printers</text:p>
          </table:table-cell>
          <table:table-cell office:value-type="string">
            <text:p>Portable Print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Scann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Hardware</text:p>
          </table:table-cell>
          <table:table-cell office:value-type="string">
            <text:p>Storag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Cabl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DSL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MSN TV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Satellit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T1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Wireles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ccess Providers</text:p>
          </table:table-cell>
          <table:table-cell office:value-type="string">
            <text:p>Wireless</text:p>
          </table:table-cell>
          <table:table-cell office:value-type="string">
            <text:p>Hotspot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Applianc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Directo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Directories</text:p>
          </table:table-cell>
          <table:table-cell office:value-type="string">
            <text:p>Open Directory Projec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Directories</text:p>
          </table:table-cell>
          <table:table-cell office:value-type="string">
            <text:p>Yaho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Free E-mai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Free E-mail</text:p>
          </table:table-cell>
          <table:table-cell office:value-type="string">
            <text:p>Hotmail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Web Host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Internet</text:p>
          </table:table-cell>
          <table:table-cell office:value-type="string">
            <text:p>Web Hosting</text:p>
          </table:table-cell>
          <table:table-cell office:value-type="string">
            <text:p>Review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ecuri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Graphic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Graphics</text:p>
          </table:table-cell>
          <table:table-cell office:value-type="string">
            <text:p>Image Editing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office:value-type="string">
            <text:p>Browser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office:value-type="string">
            <text:p>Browsers</text:p>
          </table:table-cell>
          <table:table-cell office:value-type="string">
            <text:p>Accessories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office:value-type="string">
            <text:p>Browsers</text:p>
          </table:table-cell>
          <table:table-cell office:value-type="string">
            <text:p>Microsoft Internet Explorer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office:value-type="string">
            <text:p>Browsers</text:p>
          </table:table-cell>
          <table:table-cell office:value-type="string">
            <text:p>Netscap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office:value-type="string">
            <text:p>Browsers</text:p>
          </table:table-cell>
          <table:table-cell office:value-type="string">
            <text:p>Oper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Internet</text:p>
          </table:table-cell>
          <table:table-cell office:value-type="string">
            <text:p>Filtering Softwar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Ki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Multimed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Operating Syste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alm O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Communicat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Office Suit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Personal Financ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Speech Recognit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Spreadshee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Tax Preparat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Personal Productivity</text:p>
          </table:table-cell>
          <table:table-cell office:value-type="string">
            <text:p>Word Processo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Antiviru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Backup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Compress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Crash Protect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Diagnostic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Security Encryptio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mputers and Internet</text:p>
          </table:table-cell>
          <table:table-cell office:value-type="string">
            <text:p>Software</text:p>
          </table:table-cell>
          <table:table-cell office:value-type="string">
            <text:p>Utilities</text:p>
          </table:table-cell>
          <table:table-cell office:value-type="string">
            <text:p>System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Consumer Opin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Audi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Audio</text:p>
          </table:table-cell>
          <table:table-cell office:value-type="string">
            <text:p>Aut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Audio</text:p>
          </table:table-cell>
          <table:table-cell office:value-type="string">
            <text:p>CD Play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Audio</text:p>
          </table:table-cell>
          <table:table-cell office:value-type="string">
            <text:p>Headpho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Audio</text:p>
          </table:table-cell>
          <table:table-cell office:value-type="string">
            <text:p>MP3 Player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Audio</text:p>
          </table:table-cell>
          <table:table-cell office:value-type="string">
            <text:p>Speak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Communic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Communications</text:p>
          </table:table-cell>
          <table:table-cell office:value-type="string">
            <text:p>Answering Machi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Communications</text:p>
          </table:table-cell>
          <table:table-cell office:value-type="string">
            <text:p>Mobil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Communications</text:p>
          </table:table-cell>
          <table:table-cell office:value-type="string">
            <text:p>Pho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Communications</text:p>
          </table:table-cell>
          <table:table-cell office:value-type="string">
            <text:p>Phones</text:p>
          </table:table-cell>
          <table:table-cell office:value-type="string">
            <text:p>Cordles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Home Theat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Home Theater</text:p>
          </table:table-cell>
          <table:table-cell office:value-type="string">
            <text:p>Personal Comput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Home Theater</text:p>
          </table:table-cell>
          <table:table-cell office:value-type="string">
            <text:p>Satellite Televisi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Photograph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Photography</text:p>
          </table:table-cell>
          <table:table-cell office:value-type="string">
            <text:p>35mm Camer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Photography</text:p>
          </table:table-cell>
          <table:table-cell office:value-type="string">
            <text:p>Digital Camer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Photography</text:p>
          </table:table-cell>
          <table:table-cell office:value-type="string">
            <text:p>Digital Cameras</text:p>
          </table:table-cell>
          <table:table-cell office:value-type="string">
            <text:p>Canon EOS-300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Photography</text:p>
          </table:table-cell>
          <table:table-cell office:value-type="string">
            <text:p>Lens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Remote Contro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Televis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Vide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Video</text:p>
          </table:table-cell>
          <table:table-cell office:value-type="string">
            <text:p>Camcord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Video</text:p>
          </table:table-cell>
          <table:table-cell office:value-type="string">
            <text:p>DVD Play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Video</text:p>
          </table:table-cell>
          <table:table-cell office:value-type="string">
            <text:p>VC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Electronics</text:p>
          </table:table-cell>
          <table:table-cell office:value-type="string">
            <text:p>Weblo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Food and Drink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Food and Drink</text:p>
          </table:table-cell>
          <table:table-cell office:value-type="string">
            <text:p>Beer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Food and Drink</text:p>
          </table:table-cell>
          <table:table-cell office:value-type="string">
            <text:p>Groc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Food and Drink</text:p>
          </table:table-cell>
          <table:table-cell office:value-type="string">
            <text:p>Weblo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Food and Drink</text:p>
          </table:table-cell>
          <table:table-cell office:value-type="string">
            <text:p>W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Food and Drink</text:p>
          </table:table-cell>
          <table:table-cell office:value-type="string">
            <text:p>Wines</text:p>
          </table:table-cell>
          <table:table-cell office:value-type="string">
            <text:p>Accesso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Gifts and Greeting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Gifts and Greetings</text:p>
          </table:table-cell>
          <table:table-cell office:value-type="string">
            <text:p>Floris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arpets and Floo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hildre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Carri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Car Sea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Monito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Stroll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lean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utler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utlery</text:p>
          </table:table-cell>
          <table:table-cell office:value-type="string">
            <text:p>Kniv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Cutlery</text:p>
          </table:table-cell>
          <table:table-cell office:value-type="string">
            <text:p>Sharpen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Furniture</text:p>
          </table:table-cell>
          <table:table-cell office:value-type="string">
            <text:p>Beds and Mattress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Furniture</text:p>
          </table:table-cell>
          <table:table-cell office:value-type="string">
            <text:p>Glossaries of Ter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Furniture</text:p>
          </table:table-cell>
          <table:table-cell office:value-type="string">
            <text:p>Leather Furnitur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Home Improvemen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Laundr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Moving and Relocat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Postal and Shipp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Safet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Home and Family</text:p>
          </table:table-cell>
          <table:table-cell office:value-type="string">
            <text:p>Utilit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Jewelry and Gemston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Lawn and Garde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Lawn and Garden</text:p>
          </table:table-cell>
          <table:table-cell office:value-type="string">
            <text:p>Lawnmower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Lawn and Garden</text:p>
          </table:table-cell>
          <table:table-cell office:value-type="string">
            <text:p>Snowblow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Motorcycl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News and Media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Offic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Pe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Price Compariso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Price Comparisons</text:p>
          </table:table-cell>
          <table:table-cell office:value-type="string">
            <text:p>Book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Price Comparisons</text:p>
          </table:table-cell>
          <table:table-cell office:value-type="string">
            <text:p>Musi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Recall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ki Resor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Accessories</text:p>
          </table:table-cell>
          <table:table-cell office:value-type="string">
            <text:p>Binocula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Accessories</text:p>
          </table:table-cell>
          <table:table-cell office:value-type="string">
            <text:p>Compass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Accessories</text:p>
          </table:table-cell>
          <table:table-cell office:value-type="string">
            <text:p>Water Bott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Altimet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Amusement Park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Basebal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Baseball</text:p>
          </table:table-cell>
          <table:table-cell office:value-type="string">
            <text:p>Ba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Baseball</text:p>
          </table:table-cell>
          <table:table-cell office:value-type="string">
            <text:p>Glov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Basketbal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limbing Equipmen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limbing Equipment</text:p>
          </table:table-cell>
          <table:table-cell office:value-type="string">
            <text:p>Harness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limbing Equipment</text:p>
          </table:table-cell>
          <table:table-cell office:value-type="string">
            <text:p>Sho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ycl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ycling</text:p>
          </table:table-cell>
          <table:table-cell office:value-type="string">
            <text:p>BMX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ycling</text:p>
          </table:table-cell>
          <table:table-cell office:value-type="string">
            <text:p>Hybri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Cycling</text:p>
          </table:table-cell>
          <table:table-cell office:value-type="string">
            <text:p>Mountai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office:value-type="string">
            <text:p>Elliptical Train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office:value-type="string">
            <text:p>Home Gy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office:value-type="string">
            <text:p>Ski Train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office:value-type="string">
            <text:p>Stair Climb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office:value-type="string">
            <text:p>Stationary Bik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Exercise and Training Equipment</text:p>
          </table:table-cell>
          <table:table-cell office:value-type="string">
            <text:p>Treadmil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Footbal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Ba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Bal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Driver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Iron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Putter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Wedg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Wood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National Parks and Recreation Are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Backpack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Backpacks</text:p>
          </table:table-cell>
          <table:table-cell office:value-type="string">
            <text:p>Child Carri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Backpacks</text:p>
          </table:table-cell>
          <table:table-cell office:value-type="string">
            <text:p>Daypack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Backpacks</text:p>
          </table:table-cell>
          <table:table-cell office:value-type="string">
            <text:p>External Fram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Backpacks</text:p>
          </table:table-cell>
          <table:table-cell office:value-type="string">
            <text:p>Internal Fram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Cook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Boa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Lin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Reel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Rod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Ves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Global Position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Light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Sleeping Ba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Snowmobi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Ten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office:value-type="string">
            <text:p>Water Purifi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Baseba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Basketba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Footba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Golf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Runn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Socc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Tenni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Volleyball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hoes</text:p>
          </table:table-cell>
          <table:table-cell office:value-type="string">
            <text:p>Walk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ki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nowboard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occ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oftbal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oftball</text:p>
          </table:table-cell>
          <table:table-cell office:value-type="string">
            <text:p>Ba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oftball</text:p>
          </table:table-cell>
          <table:table-cell office:value-type="string">
            <text:p>Glov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tadiums and Aren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tadiums and Arenas</text:p>
          </table:table-cell>
          <table:table-cell office:value-type="string">
            <text:p>Baseball Stadi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tadiums and Arenas</text:p>
          </table:table-cell>
          <table:table-cell office:value-type="string">
            <text:p>NBA Aren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tadiums and Arenas</text:p>
          </table:table-cell>
          <table:table-cell office:value-type="string">
            <text:p>NFL Stadi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tadiums and Arenas</text:p>
          </table:table-cell>
          <table:table-cell office:value-type="string">
            <text:p>NHL Aren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Stadiums and Arenas</text:p>
          </table:table-cell>
          <table:table-cell office:value-type="string">
            <text:p>Tennis Aren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Tenni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Volleybal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office:value-type="string">
            <text:p>Cano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office:value-type="string">
            <text:p>Kayak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office:value-type="string">
            <text:p>Raf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office:value-type="string">
            <text:p>Row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office:value-type="string">
            <text:p>Scuba Div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ater Sports</text:p>
          </table:table-cell>
          <table:table-cell office:value-type="string">
            <text:p>Windsurfing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ports and Recreation</text:p>
          </table:table-cell>
          <table:table-cell office:value-type="string">
            <text:p>Wrestling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Swimming Pools and Spa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ol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ols</text:p>
          </table:table-cell>
          <table:table-cell office:value-type="string">
            <text:p>Power Too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Action Figur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Bab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Bikes and Trik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Board Gam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Constructio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Education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Scienc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Scoot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Transportat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oys and Games</text:p>
          </table:table-cell>
          <table:table-cell office:value-type="string">
            <text:p>Video Gam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Ai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Cruis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Afric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As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office:value-type="string">
            <text:p>Christoffel National Park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office:value-type="string">
            <text:p>Cura ao Underwater Marine Park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office:value-type="string">
            <text:p>Hato Caves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office:value-type="string">
            <text:p>Kas di Pal'i Maishi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office:value-type="string">
            <text:p>Playa Kalk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aribbean</text:p>
          </table:table-cell>
          <table:table-cell office:value-type="string">
            <text:p>Curaçao</text:p>
          </table:table-cell>
          <table:table-cell office:value-type="string">
            <text:p>Willemsta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Central Americ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Europ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Middle Eas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North Americ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Ocean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Polar Reg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nsumer Information</text:p>
          </table:table-cell>
          <table:table-cell office:value-type="string">
            <text:p>Travel</text:p>
          </table:table-cell>
          <table:table-cell office:value-type="string">
            <text:p>Regions</text:p>
          </table:table-cell>
          <table:table-cell office:value-type="string">
            <text:p>South Americ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Appetizer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Appetizer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Bread Machine Recip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International Bre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Quick Bre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Quick Breads</text:p>
          </table:table-cell>
          <table:table-cell office:value-type="string">
            <text:p>Biscui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Quick Breads</text:p>
          </table:table-cell>
          <table:table-cell office:value-type="string">
            <text:p>Corn Brea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Quick Breads</text:p>
          </table:table-cell>
          <table:table-cell office:value-type="string">
            <text:p>Muffi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Quick Breads</text:p>
          </table:table-cell>
          <table:table-cell office:value-type="string">
            <text:p>Sco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Sourdoug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Special Dietary Restric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Breads</text:p>
          </table:table-cell>
          <table:table-cell office:value-type="string">
            <text:p>Yeast Bre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Cake Decorat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Cheesecak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Cheesecakes</text:p>
          </table:table-cell>
          <table:table-cell office:value-type="string">
            <text:p>Collections and Index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Chocolat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Coffee Cak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Frostings and Fillin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kes</text:p>
          </table:table-cell>
          <table:table-cell office:value-type="string">
            <text:p>Wedd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nd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andy</text:p>
          </table:table-cell>
          <table:table-cell office:value-type="string">
            <text:p>Fudg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Ba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Brown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Chocolate Chi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Holiday Cook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Holiday Cookies</text:p>
          </table:table-cell>
          <table:table-cell office:value-type="string">
            <text:p>Christm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Holiday Cookies</text:p>
          </table:table-cell>
          <table:table-cell office:value-type="string">
            <text:p>Hallowee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Holiday Cookies</text:p>
          </table:table-cell>
          <table:table-cell office:value-type="string">
            <text:p>St. Patrick's Day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Holiday Cookies</text:p>
          </table:table-cell>
          <table:table-cell office:value-type="string">
            <text:p>Thanksgiving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ookies</text:p>
          </table:table-cell>
          <table:table-cell office:value-type="string">
            <text:p>Holiday Cookies</text:p>
          </table:table-cell>
          <table:table-cell office:value-type="string">
            <text:p>Valentine's Da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rack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rackers</text:p>
          </table:table-cell>
          <table:table-cell office:value-type="string">
            <text:p>Che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Crackers</text:p>
          </table:table-cell>
          <table:table-cell office:value-type="string">
            <text:p>Oat or Oatme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Doughnu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Froze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Frozen</text:p>
          </table:table-cell>
          <table:table-cell office:value-type="string">
            <text:p>Ice Crea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Pies and Pastr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Pies and Pastry</text:p>
          </table:table-cell>
          <table:table-cell office:value-type="string">
            <text:p>Apple P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Pies and Pastry</text:p>
          </table:table-cell>
          <table:table-cell office:value-type="string">
            <text:p>Pastry Recip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Pies and Pastry</text:p>
          </table:table-cell>
          <table:table-cell office:value-type="string">
            <text:p>Pastry Recipes</text:p>
          </table:table-cell>
          <table:table-cell office:value-type="string">
            <text:p>Kolach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aking and Confections</text:p>
          </table:table-cell>
          <table:table-cell office:value-type="string">
            <text:p>Pudding and Custar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Apple Juice and Cid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arob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hocolat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cktail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cktail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cktails</text:p>
          </table:table-cell>
          <table:table-cell office:value-type="string">
            <text:p>Margarit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cktails</text:p>
          </table:table-cell>
          <table:table-cell office:value-type="string">
            <text:p>Martin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cktails</text:p>
          </table:table-cell>
          <table:table-cell office:value-type="string">
            <text:p>Non-Alcoholic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ffe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ffee</text:p>
          </table:table-cell>
          <table:table-cell office:value-type="string">
            <text:p>Alcohol Based Recip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Dry Mi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Eggno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Juicer Blen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Lemonad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Liqueu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Orange Juice Based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Punch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Punch</text:p>
          </table:table-cell>
          <table:table-cell office:value-type="string">
            <text:p>Non Alcoholi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Smooth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Smoothi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Soft Drink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Te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Tea</text:p>
          </table:table-cell>
          <table:table-cell office:value-type="string">
            <text:p>Ic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Sangr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and Name Recip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and Name Recipes</text:p>
          </table:table-cell>
          <table:table-cell office:value-type="string">
            <text:p>Campbell's Soup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and Name Recipes</text:p>
          </table:table-cell>
          <table:table-cell office:value-type="string">
            <text:p>Jell-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and Name Recipes</text:p>
          </table:table-cell>
          <table:table-cell office:value-type="string">
            <text:p>Jell-o</text:p>
          </table:table-cell>
          <table:table-cell office:value-type="string">
            <text:p>Sho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and Name Recipes</text:p>
          </table:table-cell>
          <table:table-cell office:value-type="string">
            <text:p>Knox Gelati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eakfas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eakfast</text:p>
          </table:table-cell>
          <table:table-cell office:value-type="string">
            <text:p>Bed and Breakfas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Breakfast</text:p>
          </table:table-cell>
          <table:table-cell office:value-type="string">
            <text:p>Pancak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anning and Freez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anning and Freezing</text:p>
          </table:table-cell>
          <table:table-cell office:value-type="string">
            <text:p>Pickl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asserol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asseroles</text:p>
          </table:table-cell>
          <table:table-cell office:value-type="string">
            <text:p>Tater To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ats and Forum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es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ese</text:p>
          </table:table-cell>
          <table:table-cell office:value-type="string">
            <text:p>Cheese Bal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ese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Ashton, J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Bourdain, Anthon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Brown, Alt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Chiarello, Michae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Child, Julia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Flay, Bobb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Florence, Tyl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Iron Chef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Koco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Lagasse, Emeri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Lawson, Nigell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Oliver, Jami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Pence, Capri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Pépin, Jacqu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Prudhomme, Pau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Ramsay, Gord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Tsai, M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Waters, Alic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efs</text:p>
          </table:table-cell>
          <table:table-cell office:value-type="string">
            <text:p>Yan, Marti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ili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hocolat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Balsamic Vinega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Barbecue Sauc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Garli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Mis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Mustar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Olive Oil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ondiments</text:p>
          </table:table-cell>
          <table:table-cell office:value-type="string">
            <text:p>Sals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rock-Po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Crock-Pot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Dair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Dairy</text:p>
          </table:table-cell>
          <table:table-cell office:value-type="string">
            <text:p>Butt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Desser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Drying and Dehydrat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Drying and Dehydrating</text:p>
          </table:table-cell>
          <table:table-cell office:value-type="string">
            <text:p>Jerk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Egg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Egg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Eggs</text:p>
          </table:table-cell>
          <table:table-cell office:value-type="string">
            <text:p>Quich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Eggs</text:p>
          </table:table-cell>
          <table:table-cell office:value-type="string">
            <text:p>Sala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Bas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Bluefis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Catfis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Cavia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Co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Dolphi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Flound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Haddoc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Halibu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Mixe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Monkfis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Octopu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Recipe Collecti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ala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alads</text:p>
          </table:table-cell>
          <table:table-cell office:value-type="string">
            <text:p>Shrim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alads</text:p>
          </table:table-cell>
          <table:table-cell office:value-type="string">
            <text:p>Tun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alm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ea Cucumb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ar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la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b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b</text:p>
          </table:table-cell>
          <table:table-cell office:value-type="string">
            <text:p>Crab Cak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wf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Lobste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Musse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Oyst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callo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hrim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qui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napp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Sol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Tilapi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Trou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ish and Seafood</text:p>
          </table:table-cell>
          <table:table-cell office:value-type="string">
            <text:p>Tun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ndu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ndue</text:p>
          </table:table-cell>
          <table:table-cell office:value-type="string">
            <text:p>Desser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office:value-type="string">
            <text:p>Baby Foo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office:value-type="string">
            <text:p>Baby Food</text:p>
          </table:table-cell>
          <table:table-cell office:value-type="string">
            <text:p>Preparation and Storag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office:value-type="string">
            <text:p>Baby Food</text:p>
          </table:table-cell>
          <table:table-cell office:value-type="string">
            <text:p>Teething Biscui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office:value-type="string">
            <text:p>Preschool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office:value-type="string">
            <text:p>Toddl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or Children</text:p>
          </table:table-cell>
          <table:table-cell office:value-type="string">
            <text:p>With Grown-Up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ppl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pples</text:p>
          </table:table-cell>
          <table:table-cell office:value-type="string">
            <text:p>Apple Dumplin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ppl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prico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pricot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rtichok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rtichok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sparagu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sparagu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Avocado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ananas and Plantai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ananas and Plantain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ananas and Plantains</text:p>
          </table:table-cell>
          <table:table-cell office:value-type="string">
            <text:p>Pudd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Adzuki Bea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Chickpe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Fava Bea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Green, Yellow, and Wax Bea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Lenti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Lima Bea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Pe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Sala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Soups and Stew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So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Soy</text:p>
          </table:table-cell>
          <table:table-cell office:value-type="string">
            <text:p>Soymilk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Soy</text:p>
          </table:table-cell>
          <table:table-cell office:value-type="string">
            <text:p>Tempe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ans and Legumes</text:p>
          </table:table-cell>
          <table:table-cell office:value-type="string">
            <text:p>Soy</text:p>
          </table:table-cell>
          <table:table-cell office:value-type="string">
            <text:p>Tofu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e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office:value-type="string">
            <text:p>Blackber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office:value-type="string">
            <text:p>Blueber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office:value-type="string">
            <text:p>Cranber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office:value-type="string">
            <text:p>Junipe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office:value-type="string">
            <text:p>Raspberri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erries</text:p>
          </table:table-cell>
          <table:table-cell office:value-type="string">
            <text:p>Strawber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roccol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roccoli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Brussels Sprou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abbag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arambol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arro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arrot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auliflow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eler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herimoy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herr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itrus Frui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or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orn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orn</text:p>
          </table:table-cell>
          <table:table-cell office:value-type="string">
            <text:p>Popcor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orn</text:p>
          </table:table-cell>
          <table:table-cell office:value-type="string">
            <text:p>Popcorn</text:p>
          </table:table-cell>
          <table:table-cell office:value-type="string">
            <text:p>Collections and Index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Cucumb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Dat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Eggpla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Fi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ap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apes</text:p>
          </table:table-cell>
          <table:table-cell office:value-type="string">
            <text:p>Rais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ee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eens</text:p>
          </table:table-cell>
          <table:table-cell office:value-type="string">
            <text:p>Fiddlehead Fer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eens</text:p>
          </table:table-cell>
          <table:table-cell office:value-type="string">
            <text:p>Lettuc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eens</text:p>
          </table:table-cell>
          <table:table-cell office:value-type="string">
            <text:p>Spina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reens</text:p>
          </table:table-cell>
          <table:table-cell office:value-type="string">
            <text:p>Watercres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Guav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Kiwi Fruit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Kohlrab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Mango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Mel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Mushroo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Mushroom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kr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kra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liv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ni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nions</text:p>
          </table:table-cell>
          <table:table-cell office:value-type="string">
            <text:p>Leek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nions</text:p>
          </table:table-cell>
          <table:table-cell office:value-type="string">
            <text:p>Red On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nions</text:p>
          </table:table-cell>
          <table:table-cell office:value-type="string">
            <text:p>Shallo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nions</text:p>
          </table:table-cell>
          <table:table-cell office:value-type="string">
            <text:p>Sweet On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Onions</text:p>
          </table:table-cell>
          <table:table-cell office:value-type="string">
            <text:p>Yellow On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apay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arsnip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awpaw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ach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ach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a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pp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ppers</text:p>
          </table:table-cell>
          <table:table-cell office:value-type="string">
            <text:p>Ho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ppers</text:p>
          </table:table-cell>
          <table:table-cell office:value-type="string">
            <text:p>Swee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ersimm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ineappl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l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omegranat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otato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otato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otatoes</text:p>
          </table:table-cell>
          <table:table-cell office:value-type="string">
            <text:p>Mash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otatoes</text:p>
          </table:table-cell>
          <table:table-cell office:value-type="string">
            <text:p>Sal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umpkin and Squash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umpkin and Squash</text:p>
          </table:table-cell>
          <table:table-cell office:value-type="string">
            <text:p>Pumpk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umpkin and Squash</text:p>
          </table:table-cell>
          <table:table-cell office:value-type="string">
            <text:p>Squa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Pumpkin and Squash</text:p>
          </table:table-cell>
          <table:table-cell office:value-type="string">
            <text:p>Squash</text:p>
          </table:table-cell>
          <table:table-cell office:value-type="string">
            <text:p>Zucchin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Rhubarb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Rutabag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andwich Spreads and Fillin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Aram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Duls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Hiziki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Irish Mos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Kant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Kombu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Nor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Samphir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ea Vegetables</text:p>
          </table:table-cell>
          <table:table-cell office:value-type="string">
            <text:p>Wakam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weet Potatoes and Ya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Sweet Potatoes and Yam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Tomatillo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Tomato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Tomatoe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ruits and Vegetables</text:p>
          </table:table-cell>
          <table:table-cell office:value-type="string">
            <text:p>Turnip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Fus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ifts in a Jar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ifts in a Jar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ourme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Amarant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Barle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Buckwhea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Millet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Oa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Quino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Ric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Grains</text:p>
          </table:table-cell>
          <table:table-cell office:value-type="string">
            <text:p>Rice</text:p>
          </table:table-cell>
          <table:table-cell office:value-type="string">
            <text:p>Sal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erbs and Spic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erbs and Spices</text:p>
          </table:table-cell>
          <table:table-cell office:value-type="string">
            <text:p>Edible Flow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erbs and Spices</text:p>
          </table:table-cell>
          <table:table-cell office:value-type="string">
            <text:p>Edible Flowers</text:p>
          </table:table-cell>
          <table:table-cell office:value-type="string">
            <text:p>Lavend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erbs and Spices</text:p>
          </table:table-cell>
          <table:table-cell office:value-type="string">
            <text:p>Edible Flowers</text:p>
          </table:table-cell>
          <table:table-cell office:value-type="string">
            <text:p>Ros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Chanukka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Cand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Gingerbrea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Cinco de May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Day of the Dea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Diwal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East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Father's Da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Festival of Sacrific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Fourth of Jul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Guy Fawkes Da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Hallowee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Kwanza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Labor Da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Mardi Gr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Memorial Da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Mother's Da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New Yea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New Year</text:p>
          </table:table-cell>
          <table:table-cell office:value-type="string">
            <text:p>Chinese New Yea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Passov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Ramad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Rosh HaShan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St. Patrick's Da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Super Bow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Thanksgiv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Valentine's Da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Holidays</text:p>
          </table:table-cell>
          <table:table-cell office:value-type="string">
            <text:p>Yom Kippu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Jams, Jellies, and Preserv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Jams, Jellies, and Preserve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Jams, Jellies, and Preserves</text:p>
          </table:table-cell>
          <table:table-cell office:value-type="string">
            <text:p>Ja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Jams, Jellies, and Preserves</text:p>
          </table:table-cell>
          <table:table-cell office:value-type="string">
            <text:p>Jell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Jams, Jellies, and Preserves</text:p>
          </table:table-cell>
          <table:table-cell office:value-type="string">
            <text:p>Marmalad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agazines and E-zin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agazines and E-zines</text:p>
          </table:table-cell>
          <table:table-cell office:value-type="string">
            <text:p>Recip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ailing Lis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Prime Rib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Specific Dish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Stea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Ve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Do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Gam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Game</text:p>
          </table:table-cell>
          <table:table-cell office:value-type="string">
            <text:p>Rabbi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Game</text:p>
          </table:table-cell>
          <table:table-cell office:value-type="string">
            <text:p>Venison and El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Goa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Lamb and Mutt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Meatloaf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r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rk</text:p>
          </table:table-cell>
          <table:table-cell office:value-type="string">
            <text:p>Bac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rk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rk</text:p>
          </table:table-cell>
          <table:table-cell office:value-type="string">
            <text:p>Ha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Chick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Chicken</text:p>
          </table:table-cell>
          <table:table-cell office:value-type="string">
            <text:p>Collections and Index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Chicken</text:p>
          </table:table-cell>
          <table:table-cell office:value-type="string">
            <text:p>Salad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Duc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Goo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Ostri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Turke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Turkey</text:p>
          </table:table-cell>
          <table:table-cell office:value-type="string">
            <text:p>Collections and Index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</text:p>
          </table:table-cell>
          <table:table-cell office:value-type="string">
            <text:p>Sausag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 Substitut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 Substitutes</text:p>
          </table:table-cell>
          <table:table-cell office:value-type="string">
            <text:p>Quor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 Substitutes</text:p>
          </table:table-cell>
          <table:table-cell office:value-type="string">
            <text:p>Seit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eat Substitutes</text:p>
          </table:table-cell>
          <table:table-cell office:value-type="string">
            <text:p>TVP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icrowav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Microwave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Almon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Brazil Nu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Cashew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Chestnu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Coconu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Filberts or Hazelnu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Macadami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Milk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Peanut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Peca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Pine Nu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Pistachio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Popp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Pumpki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Sesam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Sunflow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Nuts and Seeds</text:p>
          </table:table-cell>
          <table:table-cell office:value-type="string">
            <text:p>Walnut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Outdoo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Outdoors</text:p>
          </table:table-cell>
          <table:table-cell office:value-type="string">
            <text:p>Barbecue and Grill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Outdoors</text:p>
          </table:table-cell>
          <table:table-cell office:value-type="string">
            <text:p>Open Pi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Outdoors</text:p>
          </table:table-cell>
          <table:table-cell office:value-type="string">
            <text:p>Smok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asta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asta</text:p>
          </table:table-cell>
          <table:table-cell office:value-type="string">
            <text:p>Lasagn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asta</text:p>
          </table:table-cell>
          <table:table-cell office:value-type="string">
            <text:p>Sala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asta</text:p>
          </table:table-cell>
          <table:table-cell office:value-type="string">
            <text:p>Vegetari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izza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izza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izza</text:p>
          </table:table-cell>
          <table:table-cell office:value-type="string">
            <text:p>Desser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Pressure Cooker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Quantity Cook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Quantity Cooking</text:p>
          </table:table-cell>
          <table:table-cell office:value-type="string">
            <text:p>Once a Month Cook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Quick and Eas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Cookbook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Cookbooks</text:p>
          </table:table-cell>
          <table:table-cell office:value-type="string">
            <text:p>Publish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Cookbooks</text:p>
          </table:table-cell>
          <table:table-cell office:value-type="string">
            <text:p>Review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Director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Media Recip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Media Recipes</text:p>
          </table:table-cell>
          <table:table-cell office:value-type="string">
            <text:p>E-zi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Media Recipes</text:p>
          </table:table-cell>
          <table:table-cell office:value-type="string">
            <text:p>Radi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Media Recipes</text:p>
          </table:table-cell>
          <table:table-cell office:value-type="string">
            <text:p>Televisi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Media Recipes</text:p>
          </table:table-cell>
          <table:table-cell office:value-type="string">
            <text:p>Television</text:p>
          </table:table-cell>
          <table:table-cell office:value-type="string">
            <text:p>At Home on the Rang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Q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Web Rin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Collections</text:p>
          </table:table-cell>
          <table:table-cell office:value-type="string">
            <text:p>Personal Pages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Recipe Managemen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fet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lad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lad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lads</text:p>
          </table:table-cell>
          <table:table-cell office:value-type="string">
            <text:p>Dressin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lads</text:p>
          </table:table-cell>
          <table:table-cell office:value-type="string">
            <text:p>Fruit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hicken Sala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ol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old</text:p>
          </table:table-cell>
          <table:table-cell office:value-type="string">
            <text:p>BL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old</text:p>
          </table:table-cell>
          <table:table-cell office:value-type="string">
            <text:p>Club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old</text:p>
          </table:table-cell>
          <table:table-cell office:value-type="string">
            <text:p>Tun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old</text:p>
          </table:table-cell>
          <table:table-cell office:value-type="string">
            <text:p>Turke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Collections and Index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Egg Sala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Fing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Finger</text:p>
          </table:table-cell>
          <table:table-cell office:value-type="string">
            <text:p>Fish and Seafoo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Finger</text:p>
          </table:table-cell>
          <table:table-cell office:value-type="string">
            <text:p>Mea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Ho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Hot</text:p>
          </table:table-cell>
          <table:table-cell office:value-type="string">
            <text:p>Grill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Hot</text:p>
          </table:table-cell>
          <table:table-cell office:value-type="string">
            <text:p>Open-Fac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Pit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Spreads and Fillin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Spreads and Fillings</text:p>
          </table:table-cell>
          <table:table-cell office:value-type="string">
            <text:p>Che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Spreads and Fillings</text:p>
          </table:table-cell>
          <table:table-cell office:value-type="string">
            <text:p>Fish and Seafood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Spreads and Fillings</text:p>
          </table:table-cell>
          <table:table-cell office:value-type="string">
            <text:p>Fruit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Spreads and Fillings</text:p>
          </table:table-cell>
          <table:table-cell office:value-type="string">
            <text:p>Mea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Spreads and Fillings</text:p>
          </table:table-cell>
          <table:table-cell office:value-type="string">
            <text:p>Vegetab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ndwiches</text:p>
          </table:table-cell>
          <table:table-cell office:value-type="string">
            <text:p>Wrap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uces, Dips, Gravies, and Topping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uces, Dips, Gravies, and Toppings</text:p>
          </table:table-cell>
          <table:table-cell office:value-type="string">
            <text:p>Desser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uces, Dips, Gravies, and Toppings</text:p>
          </table:table-cell>
          <table:table-cell office:value-type="string">
            <text:p>Dip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uces, Dips, Gravies, and Toppings</text:p>
          </table:table-cell>
          <table:table-cell office:value-type="string">
            <text:p>Dips</text:p>
          </table:table-cell>
          <table:table-cell office:value-type="string">
            <text:p>Collections and Index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auces, Dips, Gravies, and Toppings</text:p>
          </table:table-cell>
          <table:table-cell office:value-type="string">
            <text:p>Dips</text:p>
          </table:table-cell>
          <table:table-cell office:value-type="string">
            <text:p>Fish and Seafoo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hopp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nack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nacks</text:p>
          </table:table-cell>
          <table:table-cell office:value-type="string">
            <text:p>Pretze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nacks</text:p>
          </table:table-cell>
          <table:table-cell office:value-type="string">
            <text:p>Trail Mix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Avgolemon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eef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eef</text:p>
          </table:table-cell>
          <table:table-cell office:value-type="string">
            <text:p>Meatba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eef</text:p>
          </table:table-cell>
          <table:table-cell office:value-type="string">
            <text:p>Ox Tai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eef</text:p>
          </table:table-cell>
          <table:table-cell office:value-type="string">
            <text:p>Pepper Po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eef</text:p>
          </table:table-cell>
          <table:table-cell office:value-type="string">
            <text:p>Ste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e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Broth and Stoc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allalo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ees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eese</text:p>
          </table:table-cell>
          <table:table-cell office:value-type="string">
            <text:p>Beer and Che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Cucumb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Frui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Fruit</text:p>
          </table:table-cell>
          <table:table-cell office:value-type="string">
            <text:p>Avocad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Fruit</text:p>
          </table:table-cell>
          <table:table-cell office:value-type="string">
            <text:p>Berr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Fruit</text:p>
          </table:table-cell>
          <table:table-cell office:value-type="string">
            <text:p>Cantaloup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Fruit</text:p>
          </table:table-cell>
          <table:table-cell office:value-type="string">
            <text:p>Watermel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Gazpach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Tomat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illed</text:p>
          </table:table-cell>
          <table:table-cell office:value-type="string">
            <text:p>Vichyssoi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howder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onge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onsomm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Creame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Catf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Co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Mixed and Chowd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Mixed and Chowder</text:p>
          </table:table-cell>
          <table:table-cell office:value-type="string">
            <text:p>Bouillabaiss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Mixed and Chowder</text:p>
          </table:table-cell>
          <table:table-cell office:value-type="string">
            <text:p>Chowder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Mixed and Chowder</text:p>
          </table:table-cell>
          <table:table-cell office:value-type="string">
            <text:p>Cioppino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Mixed and Chowder</text:p>
          </table:table-cell>
          <table:table-cell office:value-type="string">
            <text:p>Soup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Mixed and Chowder</text:p>
          </table:table-cell>
          <table:table-cell office:value-type="string">
            <text:p>Stew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alm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lam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lam</text:p>
          </table:table-cell>
          <table:table-cell office:value-type="string">
            <text:p>Chowder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lam</text:p>
          </table:table-cell>
          <table:table-cell office:value-type="string">
            <text:p>Chowder</text:p>
          </table:table-cell>
          <table:table-cell office:value-type="string">
            <text:p>Manhatta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lam</text:p>
          </table:table-cell>
          <table:table-cell office:value-type="string">
            <text:p>Chowder</text:p>
          </table:table-cell>
          <table:table-cell office:value-type="string">
            <text:p>New Eng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b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b</text:p>
          </table:table-cell>
          <table:table-cell office:value-type="string">
            <text:p>Soup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yfi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Lobst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Mussel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Oyst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Oyster</text:p>
          </table:table-cell>
          <table:table-cell office:value-type="string">
            <text:p>Soup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Oyster</text:p>
          </table:table-cell>
          <table:table-cell office:value-type="string">
            <text:p>Stew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callop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hrimp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hrimp</text:p>
          </table:table-cell>
          <table:table-cell office:value-type="string">
            <text:p>Soup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Appl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Artichok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Asparag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Avocad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B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Bean</text:p>
          </table:table-cell>
          <table:table-cell office:value-type="string">
            <text:p>Black Be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Bee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Broccol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Brussels Sprou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Carro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Cauliflowe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Celer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Cucumb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Eggplan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arli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office:value-type="string">
            <text:p>Cabbag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office:value-type="string">
            <text:p>Fiddlehead Fer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office:value-type="string">
            <text:p>Kal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office:value-type="string">
            <text:p>Lettuc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office:value-type="string">
            <text:p>Spinac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Greens</text:p>
          </table:table-cell>
          <table:table-cell office:value-type="string">
            <text:p>Watercres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Lenti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Minestron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Mushroom</text:p>
          </table:table-cell>
          <table:table-cell office:value-type="string">
            <text:p>Creame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Ok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Okra</text:p>
          </table:table-cell>
          <table:table-cell office:value-type="string">
            <text:p>Gumb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Oni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Onion</text:p>
          </table:table-cell>
          <table:table-cell office:value-type="string">
            <text:p>French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arsni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e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ea</text:p>
          </table:table-cell>
          <table:table-cell office:value-type="string">
            <text:p>Split Pe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eppe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epper</text:p>
          </table:table-cell>
          <table:table-cell office:value-type="string">
            <text:p>Chil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otat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otato</text:p>
          </table:table-cell>
          <table:table-cell office:value-type="string">
            <text:p>Creame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umpkin and Squa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umpkin and Squash</text:p>
          </table:table-cell>
          <table:table-cell office:value-type="string">
            <text:p>Acorn Squa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umpkin and Squash</text:p>
          </table:table-cell>
          <table:table-cell office:value-type="string">
            <text:p>Pumpki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Pumpkin and Squash</text:p>
          </table:table-cell>
          <table:table-cell office:value-type="string">
            <text:p>Zucchin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Ratatouill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Sweet Potato and Yam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Tomato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Tomato</text:p>
          </table:table-cell>
          <table:table-cell office:value-type="string">
            <text:p>Creame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Fruit and Vegetable</text:p>
          </table:table-cell>
          <table:table-cell office:value-type="string">
            <text:p>Turni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am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ame</text:p>
          </table:table-cell>
          <table:table-cell office:value-type="string">
            <text:p>Rabbi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ame</text:p>
          </table:table-cell>
          <table:table-cell office:value-type="string">
            <text:p>Veni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rai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rains</text:p>
          </table:table-cell>
          <table:table-cell office:value-type="string">
            <text:p>Barle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rains</text:p>
          </table:table-cell>
          <table:table-cell office:value-type="string">
            <text:p>Cor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rains</text:p>
          </table:table-cell>
          <table:table-cell office:value-type="string">
            <text:p>Oatme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Grains</text:p>
          </table:table-cell>
          <table:table-cell office:value-type="string">
            <text:p>Ric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Lamb and Mutt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Mixed Mea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Mulligatawn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Nuts and Seed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Nuts and Seeds</text:p>
          </table:table-cell>
          <table:table-cell office:value-type="string">
            <text:p>Coconu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ast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r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ultr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ultry</text:p>
          </table:table-cell>
          <table:table-cell office:value-type="string">
            <text:p>Chick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ultry</text:p>
          </table:table-cell>
          <table:table-cell office:value-type="string">
            <text:p>Chicken</text:p>
          </table:table-cell>
          <table:table-cell office:value-type="string">
            <text:p>Chowd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ultry</text:p>
          </table:table-cell>
          <table:table-cell office:value-type="string">
            <text:p>Duc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ultry</text:p>
          </table:table-cell>
          <table:table-cell office:value-type="string">
            <text:p>Turke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Poultry</text:p>
          </table:table-cell>
          <table:table-cell office:value-type="string">
            <text:p>Turkey</text:p>
          </table:table-cell>
          <table:table-cell office:value-type="string">
            <text:p>Chowder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Quantity Cook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Recipe Collec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Sausag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Special Die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Special Diets</text:p>
          </table:table-cell>
          <table:table-cell office:value-type="string">
            <text:p>Diabeti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Turtl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Egypt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office:value-type="string">
            <text:p>Egg Drop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office:value-type="string">
            <text:p>Hot and Sour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office:value-type="string">
            <text:p>Mis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Tha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Armen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orshc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Dani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Dutc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Greek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Hungar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Hungarian</text:p>
          </table:table-cell>
          <table:table-cell office:value-type="string">
            <text:p>Goulash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Portugues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Russ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panish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Tortill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Tortilla</text:p>
          </table:table-cell>
          <table:table-cell office:value-type="string">
            <text:p>Tac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Jambalay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oups and Stews</text:p>
          </table:table-cell>
          <table:table-cell office:value-type="string">
            <text:p>World Cuisines</text:p>
          </table:table-cell>
          <table:table-cell office:value-type="string">
            <text:p>Yogur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Allerg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Allergy</text:p>
          </table:table-cell>
          <table:table-cell office:value-type="string">
            <text:p>Gluten-Fre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Dairy-Fre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Diabeti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Heart Health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High Fib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Low Carbohydrat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Low Fa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Low Fat</text:p>
          </table:table-cell>
          <table:table-cell office:value-type="string">
            <text:p>Desser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Low Fat</text:p>
          </table:table-cell>
          <table:table-cell office:value-type="string">
            <text:p>World Cuisi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Low Sal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Macrobioti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ecial Diets</text:p>
          </table:table-cell>
          <table:table-cell office:value-type="string">
            <text:p>Ren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pic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Stuffings and Dressing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Tailgating and Picnic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Techniqu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Techniques</text:p>
          </table:table-cell>
          <table:table-cell office:value-type="string">
            <text:p>Poultr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Techniques</text:p>
          </table:table-cell>
          <table:table-cell office:value-type="string">
            <text:p>Poultry</text:p>
          </table:table-cell>
          <table:table-cell office:value-type="string">
            <text:p>Chicke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Techniques</text:p>
          </table:table-cell>
          <table:table-cell office:value-type="string">
            <text:p>Poultry</text:p>
          </table:table-cell>
          <table:table-cell office:value-type="string">
            <text:p>Turkey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Vegetarian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Vegetarian</text:p>
          </table:table-cell>
          <table:table-cell office:value-type="string">
            <text:p>Veg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eblog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eblogs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ild Food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ild Foods</text:p>
          </table:table-cell>
          <table:table-cell office:value-type="string">
            <text:p>Insec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ild Foods</text:p>
          </table:table-cell>
          <table:table-cell office:value-type="string">
            <text:p>Insects</text:p>
          </table:table-cell>
          <table:table-cell office:value-type="string">
            <text:p>Cicad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Alger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Angol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Camero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Cape Verd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Congol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Côte d'Ivoir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Egypt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Egyptian</text:p>
          </table:table-cell>
          <table:table-cell office:value-type="string">
            <text:p>Recipe Collec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Ethiop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Gamb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Ghana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Keny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Liber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Liby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Malagas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Mal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Moroc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Niger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Senegal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Sierra Leon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South Af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Sudan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Tanzan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Tuni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frican</text:p>
          </table:table-cell>
          <table:table-cell office:value-type="string">
            <text:p>Zimbabw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Afgh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Burm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ambod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entral A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office:value-type="string">
            <text:p>Personal Collec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office:value-type="string">
            <text:p>Regional Cuisi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East A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Filipin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Curr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Personal Collec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Andhr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Bengal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Goa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Gujarat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Karnatak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Kashmir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Keral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office:value-type="string">
            <text:p>Regional Cuisines</text:p>
          </table:table-cell>
          <table:table-cell office:value-type="string">
            <text:p>Tamil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Indone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office:value-type="string">
            <text:p>Regional Cuisi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office:value-type="string">
            <text:p>Sushi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Kazak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Kor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Laot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Malay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Mongol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Nepal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Pakistan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Singapor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South A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Southeast A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Sri Lank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Tha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Tibet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Turkm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Uzbe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Asian</text:p>
          </table:table-cell>
          <table:table-cell office:value-type="string">
            <text:p>Vietnam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Arub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Baham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Barbad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Cub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Domin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Hait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Jama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Caribbean</text:p>
          </table:table-cell>
          <table:table-cell office:value-type="string">
            <text:p>Puerto 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Alba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Austr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alk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alti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asqu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elg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elorus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os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ritish Is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ritish Isles</text:p>
          </table:table-cell>
          <table:table-cell office:value-type="string">
            <text:p>Corni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ritish Isles</text:p>
          </table:table-cell>
          <table:table-cell office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ritish Isles</text:p>
          </table:table-cell>
          <table:table-cell office:value-type="string">
            <text:p>Scotti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ritish Isles</text:p>
          </table:table-cell>
          <table:table-cell office:value-type="string">
            <text:p>Scottish</text:p>
          </table:table-cell>
          <table:table-cell office:value-type="string">
            <text:p>Haggi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ritish Isles</text:p>
          </table:table-cell>
          <table:table-cell office:value-type="string">
            <text:p>Wels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Bulgar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Cauca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Caucasian</text:p>
          </table:table-cell>
          <table:table-cell office:value-type="string">
            <text:p>Armeni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Caucasian</text:p>
          </table:table-cell>
          <table:table-cell office:value-type="string">
            <text:p>Azerbaijan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Caucasian</text:p>
          </table:table-cell>
          <table:table-cell office:value-type="string">
            <text:p>Georgia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Croat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Cze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Dan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Dut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Eastern Europ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Finn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office:value-type="string">
            <text:p>Regional Cuisi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Gree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Greek</text:p>
          </table:table-cell>
          <table:table-cell office:value-type="string">
            <text:p>Regional Cuisi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Hungar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celandi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r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Personal Collec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Regional Cuisin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Tiramisu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Luxembourg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Macedo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Malt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Mediterran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Norweg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Pol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Portugu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Roma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Russ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candinav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lovak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love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panish</text:p>
          </table:table-cell>
          <table:table-cell office:value-type="string">
            <text:p>Tapa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wedish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Swis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Tata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European</text:p>
          </table:table-cell>
          <table:table-cell office:value-type="string">
            <text:p>Ukrain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Historic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Jewish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Argentin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Belize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Boliv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Brazil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Chile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Colomb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Costa Ric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Ecuador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Guatemal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Guyanes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Hondur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Mexic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Nicaragu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Panaman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Paraguay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Peruv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Salvador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Surinam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Uruguay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Latin American</text:p>
          </table:table-cell>
          <table:table-cell office:value-type="string">
            <text:p>Venezuel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Iraq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Israel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Jorda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Lebanes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Palestin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Pers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Saudi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Syr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Middle Eastern</text:p>
          </table:table-cell>
          <table:table-cell office:value-type="string">
            <text:p>Turkish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African-Americ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Amish-Mennonit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jun-Creol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jun-Creole</text:p>
          </table:table-cell>
          <table:table-cell office:value-type="string">
            <text:p>Caju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jun-Creole</text:p>
          </table:table-cell>
          <table:table-cell office:value-type="string">
            <text:p>Cajun</text:p>
          </table:table-cell>
          <table:table-cell office:value-type="string">
            <text:p>Turducken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jun-Creole</text:p>
          </table:table-cell>
          <table:table-cell office:value-type="string">
            <text:p>Creol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nad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nadian</text:p>
          </table:table-cell>
          <table:table-cell office:value-type="string">
            <text:p>Atlantic Provinc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Canadian</text:p>
          </table:table-cell>
          <table:table-cell office:value-type="string">
            <text:p>Prairie Provinc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Native Ame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Souther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North American</text:p>
          </table:table-cell>
          <table:table-cell office:value-type="string">
            <text:p>Southwester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Oceania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Oceania</text:p>
          </table:table-cell>
          <table:table-cell office:value-type="string">
            <text:p>Australia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Oceania</text:p>
          </table:table-cell>
          <table:table-cell office:value-type="string">
            <text:p>Gua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Oceania</text:p>
          </table:table-cell>
          <table:table-cell office:value-type="string">
            <text:p>Hawai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World Cuisines</text:p>
          </table:table-cell>
          <table:table-cell office:value-type="string">
            <text:p>Oceania</text:p>
          </table:table-cell>
          <table:table-cell office:value-type="string">
            <text:p>New Zealande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Cooking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Do-It-Yourself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office:value-type="string">
            <text:p>Equipmen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office:value-type="string">
            <text:p>Food and Water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office:value-type="string">
            <text:p>Safet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office:value-type="string">
            <text:p>Safety</text:p>
          </table:table-cell>
          <table:table-cell office:value-type="string">
            <text:p>Fi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office:value-type="string">
            <text:p>Safety</text:p>
          </table:table-cell>
          <table:table-cell office:value-type="string">
            <text:p>Fire</text:p>
          </table:table-cell>
          <table:table-cell office:value-type="string">
            <text:p>Bonfir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Emergency Preparation</text:p>
          </table:table-cell>
          <table:table-cell office:value-type="string">
            <text:p>Survival Ki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Baby Showe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Childre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Din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Part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Hallowee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Halloween</text:p>
          </table:table-cell>
          <table:table-cell office:value-type="string">
            <text:p>Part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New Yea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Super Bow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Thanksgiv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Holidays</text:p>
          </table:table-cell>
          <table:table-cell office:value-type="string">
            <text:p>Valentine's Da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Outdoo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Party Plann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Entertaining</text:p>
          </table:table-cell>
          <table:table-cell office:value-type="string">
            <text:p>Wine Tasting Parti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Agencies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Books and Public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Facilitato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Facilitators</text:p>
          </table:table-cell>
          <table:table-cell office:value-type="string">
            <text:p>Lawyers and Law Fir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Photolisting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fric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Cambodia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Chi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China</text:p>
          </table:table-cell>
          <table:table-cell office:value-type="string">
            <text:p>Personal Pag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Kazakhsta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Kore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Philippine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Vietnam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Asia</text:p>
          </table:table-cell>
          <table:table-cell office:value-type="string">
            <text:p>Vietnam</text:p>
          </table:table-cell>
          <table:table-cell office:value-type="string">
            <text:p>Personal Pag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Central Americ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Bulgar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Roma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Romania</text:p>
          </table:table-cell>
          <table:table-cell office:value-type="string">
            <text:p>Personal Pag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Russ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Russia</text:p>
          </table:table-cell>
          <table:table-cell office:value-type="string">
            <text:p>Personal Pag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Ukrain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Ukraine</text:p>
          </table:table-cell>
          <table:table-cell office:value-type="string">
            <text:p>Personal Pag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Regional</text:p>
          </table:table-cell>
          <table:table-cell office:value-type="string">
            <text:p>South Americ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International</text:p>
          </table:table-cell>
          <table:table-cell office:value-type="string">
            <text:p>Trave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earch and Reun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earch and Reunion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earch and Reunion</text:p>
          </table:table-cell>
          <table:table-cell office:value-type="string">
            <text:p>Cole Bab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earch and Reunion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earch and Reunion</text:p>
          </table:table-cell>
          <table:table-cell office:value-type="string">
            <text:p>Professional Servic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earch and Reunion</text:p>
          </table:table-cell>
          <table:table-cell office:value-type="string">
            <text:p>Regist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uppor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Support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eblo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Lists of Famil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Kingdom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orth Dakot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Adoption</text:p>
          </table:table-cell>
          <table:table-cell office:value-type="string">
            <text:p>Wish to Adopt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Q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Web Host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Homepages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aby Wear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ottle Feed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office:value-type="string">
            <text:p>Artic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office:value-type="string">
            <text:p>Lactation Consultan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office:value-type="string">
            <text:p>Religious View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Breastfeeding</text:p>
          </table:table-cell>
          <table:table-cell office:value-type="string">
            <text:p>Working and Breastfeeding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Cloth Diaper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Cloth Diapering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Cloth Diapering</text:p>
          </table:table-cell>
          <table:table-cell office:value-type="string">
            <text:p>Disposable Diaper Debat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Babies</text:p>
          </table:table-cell>
          <table:table-cell office:value-type="string">
            <text:p>Photo Contest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ats and Forum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Au Pai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Au Pairs</text:p>
          </table:table-cell>
          <table:table-cell office:value-type="string">
            <text:p>Agenc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Curriculum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Afric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Africa</text:p>
          </table:table-cell>
          <table:table-cell office:value-type="string">
            <text:p>Egypt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Ire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office:value-type="string">
            <text:p>Eng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office:value-type="string">
            <text:p>Scot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 Dakot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Ocea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Daycare</text:p>
          </table:table-cell>
          <table:table-cell office:value-type="string">
            <text:p>Regional</text:p>
          </table:table-cell>
          <table:table-cell office:value-type="string">
            <text:p>Oceania</text:p>
          </table:table-cell>
          <table:table-cell office:value-type="string">
            <text:p>New Zea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Health and Safe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Insuranc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Licensing and Regul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Europ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annies</text:p>
          </table:table-cell>
          <table:table-cell office:value-type="string">
            <text:p>Ocean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Newsletters and Bulleti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Resources and Referr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School Age Ca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Special Needs Childre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Childcare</text:p>
          </table:table-cell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Resources and Suppor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Resources and Support</text:p>
          </table:table-cell>
          <table:table-cell office:value-type="string">
            <text:p>Cultural and Ethnic Diversi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Resources and Support</text:p>
          </table:table-cell>
          <table:table-cell office:value-type="string">
            <text:p>Directori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Resources and Support</text:p>
          </table:table-cell>
          <table:table-cell office:value-type="string">
            <text:p>Family Safet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Resources and Support</text:p>
          </table:table-cell>
          <table:table-cell office:value-type="string">
            <text:p>Military Famil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Resources and Support</text:p>
          </table:table-cell>
          <table:table-cell office:value-type="string">
            <text:p>Military Familie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ckerm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ldri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nders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nder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nthon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rnol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shle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uric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A</text:p>
          </table:table-cell>
          <table:table-cell office:value-type="string">
            <text:p>Ayr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aile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ak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a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arnet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arro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autist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att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c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nnet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nt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rgero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erry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ingha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lac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owe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owl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rook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row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ryan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uga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ulloc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unt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urk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ur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B</text:p>
          </table:table-cell>
          <table:table-cell office:value-type="string">
            <text:p>Butl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ampbe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ar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arre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hamb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hapm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ha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h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hristm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lar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lark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laus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la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lift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chr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ll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lvi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nd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nnoll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o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ok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oley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op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rcor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rmi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ox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C</text:p>
          </table:table-cell>
          <table:table-cell office:value-type="string">
            <text:p>Crawfor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D</text:p>
          </table:table-cell>
          <table:table-cell office:value-type="string">
            <text:p>Dav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office:value-type="string">
            <text:p>Haddow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office:value-type="string">
            <text:p>Hans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office:value-type="string">
            <text:p>Hay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office:value-type="string">
            <text:p>Helli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office:value-type="string">
            <text:p>Hil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H</text:p>
          </table:table-cell>
          <table:table-cell office:value-type="string">
            <text:p>Hyd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J</text:p>
          </table:table-cell>
          <table:table-cell office:value-type="string">
            <text:p>John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J</text:p>
          </table:table-cell>
          <table:table-cell office:value-type="string">
            <text:p>Jo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K</text:p>
          </table:table-cell>
          <table:table-cell office:value-type="string">
            <text:p>Kenned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P</text:p>
          </table:table-cell>
          <table:table-cell office:value-type="string">
            <text:p>Park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R</text:p>
          </table:table-cell>
          <table:table-cell office:value-type="string">
            <text:p>Re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R</text:p>
          </table:table-cell>
          <table:table-cell office:value-type="string">
            <text:p>Richar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R</text:p>
          </table:table-cell>
          <table:table-cell office:value-type="string">
            <text:p>Rober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R</text:p>
          </table:table-cell>
          <table:table-cell office:value-type="string">
            <text:p>Robin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S</text:p>
          </table:table-cell>
          <table:table-cell office:value-type="string">
            <text:p>Sand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S</text:p>
          </table:table-cell>
          <table:table-cell office:value-type="string">
            <text:p>Scot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S</text:p>
          </table:table-cell>
          <table:table-cell office:value-type="string">
            <text:p>Smit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allac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atk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at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at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el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hit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hitehea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ilk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illia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illiam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ils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oo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W</text:p>
          </table:table-cell>
          <table:table-cell office:value-type="string">
            <text:p>Wrigh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amily Websites</text:p>
          </table:table-cell>
          <table:table-cell office:value-type="string">
            <text:p>Z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oster Car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oster Care</text:p>
          </table:table-cell>
          <table:table-cell office:value-type="string">
            <text:p>Agenc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oster Care</text:p>
          </table:table-cell>
          <table:table-cell office:value-type="string">
            <text:p>Agencies</text:p>
          </table:table-cell>
          <table:table-cell office:value-type="string">
            <text:p>Private Agenc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Foster Care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Grandparen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Grandparents</text:p>
          </table:table-cell>
          <table:table-cell office:value-type="string">
            <text:p>Parent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Grandparents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Grandparents</text:p>
          </table:table-cell>
          <table:table-cell office:value-type="string">
            <text:p>Righ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Grandparents</text:p>
          </table:table-cell>
          <table:table-cell office:value-type="string">
            <text:p>Support Group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Large Famili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Large Families</text:p>
          </table:table-cell>
          <table:table-cell office:value-type="string">
            <text:p>Mailing Lis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Large Families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elebrit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Bijani, Laleh and Lad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Headley, Dao and Du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Hensel, Abigail and Brittan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Ibrahim, Mohamed and Ahme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Jodie and Mar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Quiej Alvarez, Maria Teresa and Maria de Jes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Schappell, Lori and Reb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Smith, Victoria and Brynleigh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joined Twins</text:p>
          </table:table-cell>
          <table:table-cell office:value-type="string">
            <text:p>Turner, Iesha and Tiesh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Conven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Literatu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arent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arenting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arenting</text:p>
          </table:table-cell>
          <table:table-cell office:value-type="string">
            <text:p>Club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arenting</text:p>
          </table:table-cell>
          <table:table-cell office:value-type="string">
            <text:p>Clubs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arenting</text:p>
          </table:table-cell>
          <table:table-cell office:value-type="string">
            <text:p>Clubs</text:p>
          </table:table-cell>
          <table:table-cell office:value-type="string">
            <text:p>United Kingdom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arenting</text:p>
          </table:table-cell>
          <table:table-cell office:value-type="string">
            <text:p>Clubs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Quadruple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Quadruplets</text:p>
          </table:table-cell>
          <table:table-cell office:value-type="string">
            <text:p>Brino Quad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Quintuplet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Septuple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Sextuple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Triple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Personal Pages</text:p>
          </table:table-cell>
          <table:table-cell office:value-type="string">
            <text:p>Tw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Researc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Multiple Births</text:p>
          </table:table-cell>
          <table:table-cell office:value-type="string">
            <text:p>Twin Los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Adoptive Par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Attachment Parent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Attachment Parenting</text:p>
          </table:table-cell>
          <table:table-cell office:value-type="string">
            <text:p>Produc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Birth Ord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Boy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Child Educat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Child Education</text:p>
          </table:table-cell>
          <table:table-cell office:value-type="string">
            <text:p>Bilingualis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Child Safe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Child Safety</text:p>
          </table:table-cell>
          <table:table-cell office:value-type="string">
            <text:p>Substance Abu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Disciplin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Elementary School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Divorced D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New Da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Public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Single Father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Stay at Home Fath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athers</text:p>
          </table:table-cell>
          <table:table-cell office:value-type="string">
            <text:p>Stay at Home Fathers</text:p>
          </table:table-cell>
          <table:table-cell office:value-type="string">
            <text:p>Weblog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inancial Responsibili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inancial Responsibility</text:p>
          </table:table-cell>
          <table:table-cell office:value-type="string">
            <text:p>Allowanc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oster Par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oster Parent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Foster Parent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Gir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agazines and E-z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agazines and E-zines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E-zi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Midlife Moth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Region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Single Moth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Stay at Home Moth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lo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logs</text:p>
          </table:table-cell>
          <table:table-cell office:value-type="string">
            <text:p>Group Weblog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logs</text:p>
          </table:table-cell>
          <table:table-cell office:value-type="string">
            <text:p>Parenting Advic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logs</text:p>
          </table:table-cell>
          <table:table-cell office:value-type="string">
            <text:p>Politics and Activism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logs</text:p>
          </table:table-cell>
          <table:table-cell office:value-type="string">
            <text:p>Product Review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logs</text:p>
          </table:table-cell>
          <table:table-cell office:value-type="string">
            <text:p>Regional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eb Rin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Mothers</text:p>
          </table:table-cell>
          <table:table-cell office:value-type="string">
            <text:p>Working Moth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Resourc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Resources</text:p>
          </table:table-cell>
          <table:table-cell office:value-type="string">
            <text:p>Counseling Servic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ingle Par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ingle Parents</text:p>
          </table:table-cell>
          <table:table-cell office:value-type="string">
            <text:p>Support Group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ociety and Cultu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ociety and Culture</text:p>
          </table:table-cell>
          <table:table-cell office:value-type="string">
            <text:p>African-Ame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pecial Needs Childre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pecial Needs Children</text:p>
          </table:table-cell>
          <table:table-cell office:value-type="string">
            <text:p>Support Group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taying at Hom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taying at Home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tep Par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Support Group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Teenaged Par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Teenag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Toddlers and Preschool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arenting</text:p>
          </table:table-cell>
          <table:table-cell office:value-type="string">
            <text:p>Web Rin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office:value-type="string">
            <text:p>Afric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office:value-type="string">
            <text:p>Chines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office:value-type="string">
            <text:p>Europe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office:value-type="string">
            <text:p>Ind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office:value-type="string">
            <text:p>Irani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Baby Names</text:p>
          </table:table-cell>
          <table:table-cell office:value-type="string">
            <text:p>Religio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Calenda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Blighted Ov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Memoria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Memorials</text:p>
          </table:table-cell>
          <table:table-cell office:value-type="string">
            <text:p>Aborti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Memorials</text:p>
          </table:table-cell>
          <table:table-cell office:value-type="string">
            <text:p>Ectopic Pregnancy Los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Memorials</text:p>
          </table:table-cell>
          <table:table-cell office:value-type="string">
            <text:p>Miscarriag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Memorials</text:p>
          </table:table-cell>
          <table:table-cell office:value-type="string">
            <text:p>Stillbirt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Personal Sto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Recurrent Miscarriag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Support Group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Loss</text:p>
          </table:table-cell>
          <table:table-cell office:value-type="string">
            <text:p>Support Groups</text:p>
          </table:table-cell>
          <table:table-cell office:value-type="string">
            <text:p>Online Suppor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Multipl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Multiples</text:p>
          </table:table-cell>
          <table:table-cell office:value-type="string">
            <text:p>Birth Sto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Multiple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Multiples</text:p>
          </table:table-cell>
          <table:table-cell office:value-type="string">
            <text:p>Twin to Twin Transfusion Syndrom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regnancy</text:p>
          </table:table-cell>
          <table:table-cell office:value-type="string">
            <text:p>Preconcept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ublicatio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ublications</text:p>
          </table:table-cell>
          <table:table-cell office:value-type="string">
            <text:p>Children'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Publications</text:p>
          </table:table-cell>
          <table:table-cell office:value-type="string">
            <text:p>Review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Reunio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Runaway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Family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Conven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Magazines and E-zi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Austral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Kingdom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Kingdom</text:p>
          </table:table-cell>
          <table:table-cell office:value-type="string">
            <text:p>Eng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Bonsai</text:p>
          </table:table-cell>
          <table:table-cell office:value-type="string">
            <text:p>Weblog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Bonsai and Suiseki</text:p>
          </table:table-cell>
          <table:table-cell office:value-type="string">
            <text:p>Suisek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Directori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duca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nabled Gardene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Australi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Canad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Event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FAQs, Help, and Tutorial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FAQs, Help, and Tutorials</text:p>
          </table:table-cell>
          <table:table-cell office:value-type="string">
            <text:p>Calenda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Forums and Online Communitie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Alpin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Communi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Contain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Container</text:p>
          </table:table-cell>
          <table:table-cell office:value-type="string">
            <text:p>Hypertuf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Cottag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Japanes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Low Allerge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erson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rivat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Austral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Chin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Costa Ric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Franc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German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Hong Ko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Irelan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Ital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Netherlan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New Zealan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South Afric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Thailan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Public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Religiou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Religious</text:p>
          </table:table-cell>
          <table:table-cell office:value-type="string">
            <text:p>Biblic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Religious</text:p>
          </table:table-cell>
          <table:table-cell office:value-type="string">
            <text:p>Catholic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Rooftop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at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ater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ater</text:p>
          </table:table-cell>
          <table:table-cell office:value-type="string">
            <text:p>FAQs, Help, and Tutorial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ater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ater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ildlif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ildlife</text:p>
          </table:table-cell>
          <table:table-cell office:value-type="string">
            <text:p>Bird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ildlife</text:p>
          </table:table-cell>
          <table:table-cell office:value-type="string">
            <text:p>Bird</text:p>
          </table:table-cell>
          <table:table-cell office:value-type="string">
            <text:p>Hummingbir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Gardens</text:p>
          </table:table-cell>
          <table:table-cell office:value-type="string">
            <text:p>Wildlife</text:p>
          </table:table-cell>
          <table:table-cell office:value-type="string">
            <text:p>Butterfl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office:value-type="string">
            <text:p>Gardeners and Design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office:value-type="string">
            <text:p>Histories of Famous Garde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office:value-type="string">
            <text:p>Histories of Famous Gardens</text:p>
          </table:table-cell>
          <table:table-cell office:value-type="string">
            <text:p>Botanic Garde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office:value-type="string">
            <text:p>Histories of Famous Gardens</text:p>
          </table:table-cell>
          <table:table-cell office:value-type="string">
            <text:p>Lost Gardens of Heliga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office:value-type="string">
            <text:p>Journals and Magaz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istory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Hydroponic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Image Gallerie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Intensive Planting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Kids Garden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Desig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Irrigat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Law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Outdoor Structur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Outdoor Structures</text:p>
          </table:table-cell>
          <table:table-cell office:value-type="string">
            <text:p>Conservatori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Outdoor Structures</text:p>
          </table:table-cell>
          <table:table-cell office:value-type="string">
            <text:p>Deck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Outdoor Structures</text:p>
          </table:table-cell>
          <table:table-cell office:value-type="string">
            <text:p>Greenhous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Landscaping</text:p>
          </table:table-cell>
          <table:table-cell office:value-type="string">
            <text:p>Xeriscap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News and Media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News and Media</text:p>
          </table:table-cell>
          <table:table-cell office:value-type="string">
            <text:p>Book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News and Media</text:p>
          </table:table-cell>
          <table:table-cell office:value-type="string">
            <text:p>Magazines and E-z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News and Media</text:p>
          </table:table-cell>
          <table:table-cell office:value-type="string">
            <text:p>Newslett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News and Media</text:p>
          </table:table-cell>
          <table:table-cell office:value-type="string">
            <text:p>Radio and Televis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Edibl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Garde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Guides and Director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News and Medi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c</text:p>
          </table:table-cell>
          <table:table-cell office:value-type="string">
            <text:p>Pest Contro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Master Gardeners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Austral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Austral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Organizations</text:p>
          </table:table-cell>
          <table:table-cell office:value-type="string">
            <text:p>Wildflowers and Native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opl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ople</text:p>
          </table:table-cell>
          <table:table-cell office:value-type="string">
            <text:p>Personal Pag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office:value-type="string">
            <text:p>Armadillo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office:value-type="string">
            <text:p>De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office:value-type="string">
            <text:p>Insec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office:value-type="string">
            <text:p>Integrated Pest Managemen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office:value-type="string">
            <text:p>Slugs and Snai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est and Disease Control</text:p>
          </table:table-cell>
          <table:table-cell office:value-type="string">
            <text:p>Woodchucks - Groundho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chimen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den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dromisch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gav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ll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lo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quileg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riocarp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rthrocere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</text:p>
          </table:table-cell>
          <table:table-cell office:value-type="string">
            <text:p>Astrophyt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lp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lpine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lpines</text:p>
          </table:table-cell>
          <table:table-cell office:value-type="string">
            <text:p>Organizations</text:p>
          </table:table-cell>
          <table:table-cell office:value-type="string">
            <text:p>North American Rock Garden Societ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nnua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Annuals</text:p>
          </table:table-cell>
          <table:table-cell office:value-type="string">
            <text:p>Sunflow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</text:p>
          </table:table-cell>
          <table:table-cell office:value-type="string">
            <text:p>Baptisi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</text:p>
          </table:table-cell>
          <table:table-cell office:value-type="string">
            <text:p>Brugmans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</text:p>
          </table:table-cell>
          <table:table-cell office:value-type="string">
            <text:p>Bux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office:value-type="string">
            <text:p>Autumn Flower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office:value-type="string">
            <text:p>Spring Flower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office:value-type="string">
            <text:p>Summer Flower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office:value-type="string">
            <text:p>Winter Flowering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acti and Succule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acti and Succulent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arnivorous Pla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arnivorous Plant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arnivorous Plants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alad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amell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amelli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ampanul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lemat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lematis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liv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livi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odiae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orn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roc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</text:p>
          </table:table-cell>
          <table:table-cell office:value-type="string">
            <text:p>Cyclame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Climbers and V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office:value-type="string">
            <text:p>Dahl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office:value-type="string">
            <text:p>Dahli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office:value-type="string">
            <text:p>Delphin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office:value-type="string">
            <text:p>Dianthu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office:value-type="string">
            <text:p>Dicent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D</text:p>
          </table:table-cell>
          <table:table-cell office:value-type="string">
            <text:p>Digital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E</text:p>
          </table:table-cell>
          <table:table-cell office:value-type="string">
            <text:p>Echinace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E</text:p>
          </table:table-cell>
          <table:table-cell office:value-type="string">
            <text:p>Epimed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E</text:p>
          </table:table-cell>
          <table:table-cell office:value-type="string">
            <text:p>Epiphyll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E</text:p>
          </table:table-cell>
          <table:table-cell office:value-type="string">
            <text:p>Eranth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E</text:p>
          </table:table-cell>
          <table:table-cell office:value-type="string">
            <text:p>Eryng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er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</text:p>
          </table:table-cell>
          <table:table-cell office:value-type="string">
            <text:p>Fritillar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</text:p>
          </table:table-cell>
          <table:table-cell office:value-type="string">
            <text:p>Fuchs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</text:p>
          </table:table-cell>
          <table:table-cell office:value-type="string">
            <text:p>Fuchsi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rui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ruit</text:p>
          </table:table-cell>
          <table:table-cell office:value-type="string">
            <text:p>Botanical Informati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Fruit</text:p>
          </table:table-cell>
          <table:table-cell office:value-type="string">
            <text:p>Tropical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</text:p>
          </table:table-cell>
          <table:table-cell office:value-type="string">
            <text:p>Galanth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</text:p>
          </table:table-cell>
          <table:table-cell office:value-type="string">
            <text:p>Geran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</text:p>
          </table:table-cell>
          <table:table-cell office:value-type="string">
            <text:p>Gerbe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</text:p>
          </table:table-cell>
          <table:table-cell office:value-type="string">
            <text:p>Gladiol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rasses and Bamboo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rasses and Bamboos</text:p>
          </table:table-cell>
          <table:table-cell office:value-type="string">
            <text:p>Bamboo 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Ground Cov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erb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erb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elleboru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emerocall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emerocallis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ibisc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ippeastr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ost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osta</text:p>
          </table:table-cell>
          <table:table-cell office:value-type="string">
            <text:p>Chats and Forum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ost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</text:p>
          </table:table-cell>
          <table:table-cell office:value-type="string">
            <text:p>Hosta</text:p>
          </table:table-cell>
          <table:table-cell office:value-type="string">
            <text:p>Personal Pag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ouse Pla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House Plant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I</text:p>
          </table:table-cell>
          <table:table-cell office:value-type="string">
            <text:p>Ipomoe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I</text:p>
          </table:table-cell>
          <table:table-cell office:value-type="string">
            <text:p>Ir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I</text:p>
          </table:table-cell>
          <table:table-cell office:value-type="string">
            <text:p>Iris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athyr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avandul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avate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il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ilium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onice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L</text:p>
          </table:table-cell>
          <table:table-cell office:value-type="string">
            <text:p>Lupin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M</text:p>
          </table:table-cell>
          <table:table-cell office:value-type="string">
            <text:p>Mal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M</text:p>
          </table:table-cell>
          <table:table-cell office:value-type="string">
            <text:p>Meconops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M</text:p>
          </table:table-cell>
          <table:table-cell office:value-type="string">
            <text:p>Monard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M</text:p>
          </table:table-cell>
          <table:table-cell office:value-type="string">
            <text:p>Muscari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N</text:p>
          </table:table-cell>
          <table:table-cell office:value-type="string">
            <text:p>Narcissu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Nut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</text:p>
          </table:table-cell>
          <table:table-cell office:value-type="string">
            <text:p>Oenother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</text:p>
          </table:table-cell>
          <table:table-cell office:value-type="string">
            <text:p>Oxal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Chats and Forum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Native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Australi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Canada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Kingdom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Personal Pag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Organizati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office:value-type="string">
            <text:p>Aroi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aeon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aeoni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elargon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enstem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eperom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lumer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rimul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rimul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</text:p>
          </table:table-cell>
          <table:table-cell office:value-type="string">
            <text:p>Pulmonar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Propagati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ap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aping</text:p>
          </table:table-cell>
          <table:table-cell office:value-type="string">
            <text:p>Espalie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aping</text:p>
          </table:table-cell>
          <table:table-cell office:value-type="string">
            <text:p>Gourd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aping</text:p>
          </table:table-cell>
          <table:table-cell office:value-type="string">
            <text:p>Topiary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aping</text:p>
          </table:table-cell>
          <table:table-cell office:value-type="string">
            <text:p>Topiary</text:p>
          </table:table-cell>
          <table:table-cell office:value-type="string">
            <text:p>Garden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aping</text:p>
          </table:table-cell>
          <table:table-cell office:value-type="string">
            <text:p>Topiary</text:p>
          </table:table-cell>
          <table:table-cell office:value-type="string">
            <text:p>Structural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Lilac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hododendr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hododendrons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Chats and Forum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Exhibiting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FAQs, Help, and Tutorial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Finding and Selecting Ros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Hardy Ros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Hybridizing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Lore and History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American Rose Society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Canada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Organizations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Personal Page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office:value-type="string">
            <text:p>Public Garde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</text:p>
          </table:table-cell>
          <table:table-cell office:value-type="string">
            <text:p>Saintpaul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</text:p>
          </table:table-cell>
          <table:table-cell office:value-type="string">
            <text:p>Saintpaulia</text:p>
          </table:table-cell>
          <table:table-cell office:value-type="string">
            <text:p>Chats and Forum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</text:p>
          </table:table-cell>
          <table:table-cell office:value-type="string">
            <text:p>Saintpaulia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</text:p>
          </table:table-cell>
          <table:table-cell office:value-type="string">
            <text:p>Salvi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S</text:p>
          </table:table-cell>
          <table:table-cell office:value-type="string">
            <text:p>Sed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ad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Organizatio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Palm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Palms</text:p>
          </table:table-cell>
          <table:table-cell office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Species Conservation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ropicals and Exotic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</text:p>
          </table:table-cell>
          <table:table-cell office:value-type="string">
            <text:p>Tricyrti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</text:p>
          </table:table-cell>
          <table:table-cell office:value-type="string">
            <text:p>Trillium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T</text:p>
          </table:table-cell>
          <table:table-cell office:value-type="string">
            <text:p>Tulip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office:value-type="string">
            <text:p>Giant Pumpkin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office:value-type="string">
            <text:p>Leaf and Stalk Vegetab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office:value-type="string">
            <text:p>Pepper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office:value-type="string">
            <text:p>Root Vegetab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office:value-type="string">
            <text:p>Seed and Fruiting Vegetabl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office:value-type="string">
            <text:p>Tomato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V</text:p>
          </table:table-cell>
          <table:table-cell office:value-type="string">
            <text:p>Viola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Water and Bog Plan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Wildflow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W</text:p>
          </table:table-cell>
          <table:table-cell office:value-type="string">
            <text:p>Wisteri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Z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Z</text:p>
          </table:table-cell>
          <table:table-cell office:value-type="string">
            <text:p>Zantedeschi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Plants</text:p>
          </table:table-cell>
          <table:table-cell office:value-type="string">
            <text:p>Z</text:p>
          </table:table-cell>
          <table:table-cell office:value-type="string">
            <text:p>Zephyranth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Regional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Regional</text:p>
          </table:table-cell>
          <table:table-cell office:value-type="string">
            <text:p>Canad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Regional</text:p>
          </table:table-cell>
          <table:table-cell office:value-type="string">
            <text:p>Cypru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Regional</text:p>
          </table:table-cell>
          <table:table-cell office:value-type="string">
            <text:p>United Stat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Soil and Additiv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Soil and Additives</text:p>
          </table:table-cell>
          <table:table-cell office:value-type="string">
            <text:p>Compos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Soil and Additives</text:p>
          </table:table-cell>
          <table:table-cell office:value-type="string">
            <text:p>Compost</text:p>
          </table:table-cell>
          <table:table-cell office:value-type="string">
            <text:p>Composting Toile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Soil and Additives</text:p>
          </table:table-cell>
          <table:table-cell office:value-type="string">
            <text:p>Fertiliz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Gardening</text:p>
          </table:table-cell>
          <table:table-cell office:value-type="string">
            <text:p>Soil and Additives</text:p>
          </table:table-cell>
          <table:table-cell office:value-type="string">
            <text:p>Mulc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Applianc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Appliances</text:p>
          </table:table-cell>
          <table:table-cell office:value-type="string">
            <text:p>Washers and Dryer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Automa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Bathroom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Chats and Forum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Climate Control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Climate Control</text:p>
          </table:table-cell>
          <table:table-cell office:value-type="string">
            <text:p>Thermosta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Climate Control</text:p>
          </table:table-cell>
          <table:table-cell office:value-type="string">
            <text:p>Window Unit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Decorat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Design and Construc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Electrical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Energy Efficienc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Exterior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Floo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Furnitur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Furniture</text:p>
          </table:table-cell>
          <table:table-cell office:value-type="string">
            <text:p>Upholstering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Glossari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Kitche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Light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News and Media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News and Media</text:p>
          </table:table-cell>
          <table:table-cell office:value-type="string">
            <text:p>Magazines and E-zin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News and Media</text:p>
          </table:table-cell>
          <table:table-cell office:value-type="string">
            <text:p>Radio Progra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Paint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Painting</text:p>
          </table:table-cell>
          <table:table-cell office:value-type="string">
            <text:p>Specialized Techniqu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Restora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Restoration</text:p>
          </table:table-cell>
          <table:table-cell office:value-type="string">
            <text:p>Documentari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Safety and Securit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Storag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Tools and Equipment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Wall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Welding and Solder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 Improvement</text:p>
          </table:table-cell>
          <table:table-cell office:value-type="string">
            <text:p>Windows and Doo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office:value-type="string">
            <text:p>Coelho, Susi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office:value-type="string">
            <text:p>Cork, Alison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office:value-type="string">
            <text:p>Lowell, Christoph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office:value-type="string">
            <text:p>Smith, B.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office:value-type="string">
            <text:p>Stewart, Martha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elebrity Homemakers</text:p>
          </table:table-cell>
          <table:table-cell office:value-type="string">
            <text:p>Stewart, Martha</text:p>
          </table:table-cell>
          <table:table-cell office:value-type="string">
            <text:p>Humor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hristia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leaning and Stai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Cleaning and Stains</text:p>
          </table:table-cell>
          <table:table-cell office:value-type="string">
            <text:p>Fabric Ca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Frugality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Frugality</text:p>
          </table:table-cell>
          <table:table-cell office:value-type="string">
            <text:p>Chats and Forum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Frugality</text:p>
          </table:table-cell>
          <table:table-cell office:value-type="string">
            <text:p>Coupon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Frugality</text:p>
          </table:table-cell>
          <table:table-cell office:value-type="string">
            <text:p>Publicati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Frugality</text:p>
          </table:table-cell>
          <table:table-cell office:value-type="string">
            <text:p>Refunds or Rebat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Homemaking</text:p>
          </table:table-cell>
          <table:table-cell office:value-type="string">
            <text:p>News and Media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owners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owners</text:p>
          </table:table-cell>
          <table:table-cell office:value-type="string">
            <text:p>Home Buyer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Homeowners</text:p>
          </table:table-cell>
          <table:table-cell office:value-type="string">
            <text:p>Homeowner Association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Homeowners</text:p>
          </table:table-cell>
          <table:table-cell office:value-type="string">
            <text:p>Pest Control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Homeowners</text:p>
          </table:table-cell>
          <table:table-cell office:value-type="string">
            <text:p>Pest Control</text:p>
          </table:table-cell>
          <table:table-cell office:value-type="string">
            <text:p>Bedbug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owners</text:p>
          </table:table-cell>
          <table:table-cell office:value-type="string">
            <text:p>Treehous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office:value-type="string">
            <text:p>International Reloca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office:value-type="string">
            <text:p>Military Relocat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office:value-type="string">
            <text:p>Mov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office:value-type="string">
            <text:p>Moving</text:p>
          </table:table-cell>
          <table:table-cell office:value-type="string">
            <text:p>Address and Utility Transfer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office:value-type="string">
            <text:p>Moving</text:p>
          </table:table-cell>
          <table:table-cell office:value-type="string">
            <text:p>Tips and Guides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Moving and Relocating</text:p>
          </table:table-cell>
          <table:table-cell office:value-type="string">
            <text:p>Publication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News and Media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News and Media</text:p>
          </table:table-cell>
          <table:table-cell office:value-type="string">
            <text:p>Radio Program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News and Media</text:p>
          </table:table-cell>
          <table:table-cell office:value-type="string">
            <text:p>Television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table:number-columns-repeated="6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Automotiv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Dent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Funer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Health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Home and Property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Lif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Life</text:p>
          </table:table-cell>
          <table:table-cell office:value-type="string">
            <text:p>Noncommercial Quote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Life</text:p>
          </table:table-cell>
          <table:table-cell office:value-type="string">
            <text:p>Viatical and Senior Settlements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Long Term Care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surance</text:p>
          </table:table-cell>
          <table:table-cell office:value-type="string">
            <text:p>Pre-Paid Legal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vesting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vesting</text:p>
          </table:table-cell>
          <table:table-cell office:value-type="string">
            <text:p>Mutual Fund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vesting</text:p>
          </table:table-cell>
          <table:table-cell office:value-type="string">
            <text:p>Savings Bond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Investing</text:p>
          </table:table-cell>
          <table:table-cell office:value-type="string">
            <text:p>Stock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Banks and Credit Uni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Budgeting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office:value-type="string">
            <text:p>Counseling and Repair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office:value-type="string">
            <text:p>Counseling and Repair</text:p>
          </table:table-cell>
          <table:table-cell office:value-type="string">
            <text:p>Credit Repair Servic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office:value-type="string">
            <text:p>Counseling and Repair</text:p>
          </table:table-cell>
          <table:table-cell office:value-type="string">
            <text:p>Non-Profit Counseling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office:value-type="string">
            <text:p>Credit Report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office:value-type="string">
            <text:p>Debit and Credit Card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Credit</text:p>
          </table:table-cell>
          <table:table-cell office:value-type="string">
            <text:p>Laws and Regulation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Debt and Bankruptc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Debt and Bankruptcy</text:p>
          </table:table-cell>
          <table:table-cell office:value-type="string">
            <text:p>Support Group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Electronic Cash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Loa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Loans</text:p>
          </table:table-cell>
          <table:table-cell office:value-type="string">
            <text:p>Automobil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Loans</text:p>
          </table:table-cell>
          <table:table-cell office:value-type="string">
            <text:p>Home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Loans</text:p>
          </table:table-cell>
          <table:table-cell office:value-type="string">
            <text:p>Home</text:p>
          </table:table-cell>
          <table:table-cell office:value-type="string">
            <text:p>Reverse Mortgag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Loans</text:p>
          </table:table-cell>
          <table:table-cell office:value-type="string">
            <text:p>Personal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Money Management</text:p>
          </table:table-cell>
          <table:table-cell office:value-type="string">
            <text:p>Weblog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Philanthropy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office:value-type="string">
            <text:p>401k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office:value-type="string">
            <text:p>401k Pla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office:value-type="string">
            <text:p>Annuitie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office:value-type="string">
            <text:p>Individual Retirement Account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office:value-type="string">
            <text:p>Pension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Retirement</text:p>
          </table:table-cell>
          <table:table-cell office:value-type="string">
            <text:p>Social Securit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Software</text:p>
          </table:table-cell>
          <table:table-cell office:value-type="string">
            <text:p>Quicken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Tax Preparation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Tax Preparation</text:p>
          </table:table-cell>
          <table:table-cell office:value-type="string">
            <text:p>Tax Forms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Tax Preparation</text:p>
          </table:table-cell>
          <table:table-cell office:value-type="string">
            <text:p>Tax Forms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Tax Preparation</text:p>
          </table:table-cell>
          <table:table-cell office:value-type="string">
            <text:p>Tax Forms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Tax Preparation</text:p>
          </table:table-cell>
          <table:table-cell office:value-type="string">
            <text:p>Tax Forms</text:p>
          </table:table-cell>
          <table:table-cell office:value-type="string">
            <text:p>United States</text:p>
          </table:table-cell>
          <table:table-cell office:value-type="string">
            <text:p>States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Tax Preparation</text:p>
          </table:table-cell>
          <table:table-cell office:value-type="string">
            <text:p>Tax Forms</text:p>
          </table:table-cell>
          <table:table-cell office:value-type="string">
            <text:p>United States</text:p>
          </table:table-cell>
          <table:table-cell office:value-type="string">
            <text:p>States</text:p>
          </table:table-cell>
          <table:table-cell office:value-type="string">
            <text:p>California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Finance</text:p>
          </table:table-cell>
          <table:table-cell office:value-type="string">
            <text:p>Unclaimed Money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office:value-type="string">
            <text:p>Consultant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office:value-type="string">
            <text:p>Consultants</text:p>
          </table:table-cell>
          <table:table-cell office:value-type="string">
            <text:p>Europe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office:value-type="string">
            <text:p>Consultants</text:p>
          </table:table-cell>
          <table:table-cell office:value-type="string">
            <text:p>North America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office:value-type="string">
            <text:p>Consultan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office:value-type="string">
            <text:p>Consultan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2">
          <table:table-cell office:value-type="string">
            <text:p>Home</text:p>
          </table:table-cell>
          <table:table-cell office:value-type="string">
            <text:p>Personal Organization</text:p>
          </table:table-cell>
          <table:table-cell office:value-type="string">
            <text:p>Consultants</text:p>
          </table:table-cell>
          <table:table-cell office:value-type="string">
            <text:p>Oceania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Rural Living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Rural Living</text:p>
          </table:table-cell>
          <table:table-cell office:value-type="string">
            <text:p>Hobby Farms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Rural Living</text:p>
          </table:table-cell>
          <table:table-cell office:value-type="string">
            <text:p>Hobby Farms</text:p>
          </table:table-cell>
          <table:table-cell office:value-type="string">
            <text:p>Poultry</text:p>
          </table:table-cell>
          <table:table-cell table:number-columns-repeated="4"/>
        </table:table-row>
        <table:table-row table:style-name="ro2">
          <table:table-cell office:value-type="string">
            <text:p>Home</text:p>
          </table:table-cell>
          <table:table-cell office:value-type="string">
            <text:p>Rural Living</text:p>
          </table:table-cell>
          <table:table-cell office:value-type="string">
            <text:p>Homesteading</text:p>
          </table:table-cell>
          <table:table-cell table:number-columns-repeated="5"/>
        </table:table-row>
        <table:table-row table:style-name="ro2">
          <table:table-cell office:value-type="string">
            <text:p>Home</text:p>
          </table:table-cell>
          <table:table-cell office:value-type="string">
            <text:p>Rural Living</text:p>
          </table:table-cell>
          <table:table-cell office:value-type="string">
            <text:p>Personal Pages</text:p>
          </table:table-cell>
          <table:table-cell table:number-columns-repeated="5"/>
        </table:table-row>
        <table:table-row table:style-name="ro1">
          <table:table-cell office:value-type="string">
            <text:p>Home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Urban Living</text:p>
          </table:table-cell>
          <table:table-cell table:number-columns-repeated="6"/>
        </table:table-row>
        <table:table-row table:style-name="ro2">
          <table:table-cell office:value-type="string">
            <text:p>Home</text:p>
          </table:table-cell>
          <table:table-cell office:value-type="string">
            <text:p>Weblo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0:01:09.49</meta:creation-date>
    <dc:date>2013-12-30T10:01:28.18</dc:date>
    <meta:editing-duration>P0D</meta:editing-duration>
    <meta:editing-cycles>1</meta:editing-cycles>
    <meta:document-statistic meta:table-count="1" meta:cell-count="13343" meta:object-count="0"/>
    <meta:generator>LibreOffice/4.0.2.2$Windows_x86 LibreOffice_project/4c82dcdd6efcd48b1d8bba66bfe1989deee49c3</meta:generator>
  </office:meta>
</office:document-meta>
</file>